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master-page-name="Standard">
      <style:paragraph-properties style:page-number="1"/>
    </style:style>
    <style:style style:name="T1" style:family="text">
      <style:text-properties fo:font-size="13pt" style:font-size-asian="13pt" style:font-size-complex="13pt"/>
    </style:style>
    <style:style style:name="T2" style:family="text">
      <style:text-properties fo:font-size="13pt" style:text-underline-style="solid" style:text-underline-width="auto" style:text-underline-color="font-color" style:font-size-asian="13pt" style:font-size-complex="13pt"/>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Kickoff Meeting April 8th</text:span></text:p>
      <text:p text:style-name="Standard">11:30 - 12:30 @ Love Library North</text:p>
      <text:p text:style-name="Standard"/>
      <text:p text:style-name="Standard">Anastasiya Krestovsky</text:p>
      <text:p text:style-name="Standard">Alex Fetzner</text:p>
      <text:p text:style-name="Standard">Alex Busch</text:p>
      <text:p text:style-name="Standard">Khondamir Umarov</text:p>
      <text:p text:style-name="Standard">Janice Shu Lin Chng</text:p>
      <text:p text:style-name="Standard"/>
      <text:p text:style-name="Standard"><text:span text:style-name="T2">Goals</text:span>:</text:p>
      <text:p text:style-name="Standard">- Deciding on project</text:p>
      <text:p text:style-name="Standard"><text:tab/>-&gt; Voting System vs Online Store</text:p>
      <text:p text:style-name="Standard">- Discuss scope and general components</text:p>
      <text:p text:style-name="Standard">- Tasks to complete for next meeting</text:p>
      <text:p text:style-name="Standard">- Goals for Sprint 1</text:p>
      <text:p text:style-name="Standard"/>
      <text:p text:style-name="Standard"><text:span text:style-name="T2">Notes</text:span>:</text:p>
      <text:p text:style-name="Standard">Decided on Voting System</text:p>
      <text:p text:style-name="Standard"/>
      <text:p text:style-name="Standard">Unit Testing</text:p>
      <text:p text:style-name="Standard">-Collectively agreed to each be responsible for unit tests for each class/module developed by the individual</text:p>
      <text:p text:style-name="Standard"/>
      <text:p text:style-name="Standard">framework - .NET</text:p>
      <text:p text:style-name="Standard">UI library - React</text:p>
      <text:p text:style-name="Standard">rdbms - mySQL</text:p>
      <text:p text:style-name="Standard"><text:soft-page-break/></text:p>
      <text:p text:style-name="Standard"><text:span text:style-name="T2">Completed:</text:span></text:p>
      <text:p text:style-name="Standard">Decided on Voting System</text:p>
      <text:p text:style-name="Standard">Decided on scope and components</text:p>
      <text:p text:style-name="Standard">Schedule set up on when2meet.com</text:p>
      <text:p text:style-name="Standard">Started assessing potential challenges</text:p>
      <text:p text:style-name="Standard">Created ZenHub with user stories</text:p>
      <text:p text:style-name="Standard"/>
      <text:p text:style-name="Standard"><text:span text:style-name="T2">Sprint 1 Goals:</text:span></text:p>
      <text:p text:style-name="Standard">Agreed that we would like to have elements of every layer (model, view, controller) set up and working by the end of Sprint 1, even if they are not yet fleshed out. That will give us something to present to the client and allow for feedback and adjustments/expansion in Sprint 2.</text:p>
      <text:p text:style-name="Standard"/>
      <text:p text:style-name="Standard"><text:span text:style-name="T2">Next</text:span><text:span text:style-name="T3">:</text:span></text:p>
      <text:p text:style-name="Standard">Meet again Saturday</text:p>
      <text:p text:style-name="Standard"/>
      <text:p text:style-name="Standard"><text:tab/>Before next meeting:</text:p>
      <text:list xml:id="list3646127289" text:style-name="WWNum1">
        <text:list-item>
          <text:p text:style-name="P1">individual task: compile list of features/components</text:p>
        </text:list-item>
        <text:list-item>
          <text:p text:style-name="P1">individual task: explore infrastructure options (UI languages, platforms, etc)</text:p>
        </text:list-item>
      </text:list>
      <text:p text:style-name="Standard"/>
      <text:p text:style-name="Standard"><text:tab/>At next meeting:</text:p>
      <text:list xml:id="list162906412077425" text:continue-numbering="true" text:style-name="WWNum1">
        <text:list-item>
          <text:p text:style-name="P1">group task: agree on scope/components of project</text:p>
        </text:list-item>
        <text:list-item>
          <text:p text:style-name="P1">request feedback from professor if necessary</text:p>
        </text:list-item>
        <text:list-item>
          <text:p text:style-name="P1">discuss infrastructure options</text:p>
        </text:list-item>
        <text:list-item>
          <text:p text:style-name="P1">assign and begin tasks</text:p>
        </text:list-item>
      </text:list>
      <text:p text:style-name="Standard"/>
      <text:p text:style-name="Standard"><text:span text:style-name="T2">Questions for Product Owner:</text:span></text:p>
      <text:p text:style-name="Standard">Does “usable in future elections” mean functionality allowing an admin account to create a new election? </text:p>
      <text:p text:style-name="Standard"><text:soft-page-break/>Does “third-party” access to voter participation mean anyone or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1" meta:word-count="244" meta:character-count="1494" meta:non-whitespace-character-count="1293"/>
    <meta:generator>LibreOfficeDev/6.0.5.2$Linux_X86_64 LibreOffice_project/</meta:generator>
  </office:meta>
</office:document-meta>
</file>